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cm" svg:height="4cm" svg:x="8.5cm" svg:y="0cm">
          <text:p text:style-name="P1">output</text:p>
          <text:p text:style-name="P1">PDF or</text:p>
          <text:p text:style-name="P1"><text:s/>TIFF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id="id2" draw:layer="layout" svg:width="3.5cm" svg:height="3.5cm" svg:x="1cm" svg:y="5.2cm">
          <text:p text:style-name="P1">copy TIFF</text:p>
          <text:p text:style-name="P1">to outp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499cm" svg:y1="3.998cm" svg:x2="2.749cm" svg:y2="5.2cm" draw:start-shape="id1" draw:start-glue-point="6" draw:end-shape="id2" draw:end-glue-point="4" svg:d="m10499 3998-7750 1202">
          <text:p text:style-name="P1">TIFF<text:tab/><text:tab/></text:p>
        </draw:connector>
        <draw:connector draw:style-name="gr3" draw:text-style-name="P1" draw:layer="layout" draw:type="line" svg:x1="10.499cm" svg:y1="3.998cm" svg:x2="13.249cm" svg:y2="4.6cm" draw:start-shape="id1" draw:start-glue-point="6" draw:end-shape="id3" draw:end-glue-point="4" svg:d="m10499 3998 2750 602">
          <text:p text:style-name="P1"><text:tab/><text:tab/> PDF</text:p>
        </draw:connector>
        <draw:custom-shape draw:style-name="gr4" draw:text-style-name="P1" draw:id="id11" draw:layer="layout" svg:width="2cm" svg:height="2.5cm" svg:x="1.7cm" svg:y="24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id="id3" draw:layer="layout" svg:width="5.5cm" svg:height="5.5cm" svg:x="10.5cm" svg:y="4.6cm">
          <text:p text:style-name="P1"/>
          <text:p text:style-name="P1">imageOnlyPDF</text:p>
          <text:p text:style-name="P1">imageTextPDF</text:p>
          <text:p text:style-name="P1">PDF/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id="id4" draw:layer="layout" svg:width="3.5cm" svg:height="3.5cm" svg:x="6.5cm" svg:y="24.6cm">
          <text:p text:style-name="P1">PDF</text:p>
          <text:p text:style-name="P1">gen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6" draw:layer="layout" svg:width="3.5cm" svg:height="3.5cm" svg:x="11.5cm" svg:y="24.6cm">
          <text:p text:style-name="P1">PDF</text:p>
          <text:p text:style-name="P1">gen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0" draw:layer="layout" svg:width="3.5cm" svg:height="3.5cm" svg:x="16.5cm" svg:y="24.6cm">
          <text:p text:style-name="P1">PDF</text:p>
          <text:p text:style-name="P1">gen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5cm" svg:y1="7.349cm" svg:x2="8.249cm" svg:y2="24.6cm" draw:start-shape="id3" draw:start-glue-point="5" draw:end-shape="id4" draw:end-glue-point="4" svg:d="m10500 7349h-2251v17251">
          <text:p/>
        </draw:connector>
        <draw:frame draw:style-name="gr6" draw:layer="layout" svg:width="4.79cm" svg:height="0.962cm" svg:x="6.3cm" svg:y="6.138cm">
          <draw:text-box>
            <text:p>imageOnlyPDF</text:p>
          </draw:text-box>
        </draw:frame>
        <draw:custom-shape draw:style-name="gr2" draw:text-style-name="P1" draw:id="id5" draw:layer="layout" svg:width="3.5cm" svg:height="3.5cm" svg:x="11.5cm" svg:y="11.1cm">
          <text:p text:style-name="P1">OCRopu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.249cm" svg:y1="10.1cm" svg:x2="13.249cm" svg:y2="11.1cm" draw:start-shape="id3" draw:start-glue-point="6" draw:end-shape="id5" draw:end-glue-point="4" svg:d="m13249 10100v1000">
          <text:p text:style-name="P1">imageTextPDF</text:p>
        </draw:connector>
        <draw:connector draw:style-name="gr5" draw:text-style-name="P1" draw:layer="layout" draw:type="line" svg:x1="13.249cm" svg:y1="14.6cm" svg:x2="13.25cm" svg:y2="24.6cm" draw:start-shape="id5" draw:start-glue-point="6" draw:end-shape="id6" svg:d="m13249 14600 1 10000">
          <text:p/>
        </draw:connector>
        <draw:custom-shape draw:style-name="gr2" draw:text-style-name="P1" draw:id="id7" draw:layer="layout" svg:width="3.5cm" svg:height="3.5cm" svg:x="16.5cm" svg:y="11.1cm">
          <text:p text:style-name="P1">OCRopu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6cm" svg:y1="7.349cm" svg:x2="18.249cm" svg:y2="11.1cm" draw:start-shape="id3" draw:start-glue-point="7" draw:end-shape="id7" draw:end-glue-point="4" svg:d="m16000 7349h2249v3751">
          <text:p/>
        </draw:connector>
        <draw:frame draw:style-name="gr6" draw:layer="layout" svg:width="2.373cm" svg:height="0.962cm" svg:x="17cm" svg:y="6.138cm">
          <draw:text-box>
            <text:p>PDF/A</text:p>
          </draw:text-box>
        </draw:frame>
        <draw:custom-shape draw:style-name="gr2" draw:text-style-name="P1" draw:id="id8" draw:layer="layout" svg:width="3.5cm" svg:height="3.5cm" svg:x="16.5cm" svg:y="15.6cm">
          <text:p text:style-name="P1">token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9" draw:layer="layout" svg:width="3.5cm" svg:height="3.5cm" svg:x="16.5cm" svg:y="20.1cm">
          <text:p text:style-name="P1">font </text:p>
          <text:p text:style-name="P1">gen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8.249cm" svg:y1="14.6cm" svg:x2="18.249cm" svg:y2="15.6cm" draw:start-shape="id7" draw:start-glue-point="6" draw:end-shape="id8" draw:end-glue-point="4" svg:d="m18249 14600v1000">
          <text:p/>
        </draw:connector>
        <draw:connector draw:style-name="gr5" draw:text-style-name="P1" draw:layer="layout" draw:type="line" svg:x1="18.249cm" svg:y1="19.1cm" svg:x2="18.249cm" svg:y2="20.1cm" draw:start-shape="id8" draw:start-glue-point="6" draw:end-shape="id9" draw:end-glue-point="4" svg:d="m18249 19100v1000">
          <text:p/>
        </draw:connector>
        <draw:connector draw:style-name="gr5" draw:text-style-name="P1" draw:layer="layout" draw:type="line" svg:x1="18.249cm" svg:y1="23.6cm" svg:x2="18.249cm" svg:y2="24.6cm" draw:start-shape="id9" draw:start-glue-point="6" draw:end-shape="id10" draw:end-glue-point="4" svg:d="m18249 23600v1000">
          <text:p/>
        </draw:connector>
        <draw:connector draw:style-name="gr5" draw:text-style-name="P1" draw:layer="layout" draw:line-skew="0.398cm" svg:x1="8.249cm" svg:y1="28.1cm" svg:x2="2.699cm" svg:y2="27.2cm" draw:start-shape="id4" draw:start-glue-point="6" draw:end-shape="id11" draw:end-glue-point="7" svg:d="m8249 28100v900h-5550v-1800">
          <text:p/>
        </draw:connector>
        <draw:connector draw:style-name="gr5" draw:text-style-name="P1" draw:layer="layout" draw:line-skew="0.398cm" svg:x1="13.249cm" svg:y1="28.1cm" svg:x2="2.699cm" svg:y2="27.2cm" draw:start-shape="id6" draw:start-glue-point="6" draw:end-shape="id11" draw:end-glue-point="7" svg:d="m13249 28100v900h-10550v-1800">
          <text:p/>
        </draw:connector>
        <draw:connector draw:style-name="gr5" draw:text-style-name="P1" draw:layer="layout" draw:line-skew="0.398cm" svg:x1="18.249cm" svg:y1="28.1cm" svg:x2="2.699cm" svg:y2="27.2cm" draw:start-shape="id10" draw:start-glue-point="6" draw:end-shape="id11" draw:end-glue-point="7" svg:d="m18249 28100v900h-15550v-1800">
          <text:p/>
        </draw:connector>
        <draw:connector draw:style-name="gr5" draw:text-style-name="P1" draw:layer="layout" draw:type="lines" svg:x1="2.749cm" svg:y1="8.7cm" svg:x2="2.699cm" svg:y2="24.7cm" draw:start-shape="id2" draw:start-glue-point="6" draw:end-shape="id11" draw:end-glue-point="5" svg:d="m2749 8700v502l-50 14997v501">
          <text:p/>
        </draw:connector>
        <draw:frame draw:style-name="gr6" draw:layer="layout" svg:width="1.772cm" svg:height="0.962cm" svg:x="3.5cm" svg:y="27.9cm">
          <draw:text-box>
            <text:p>PDF</text:p>
          </draw:text-box>
        </draw:frame>
        <draw:frame draw:style-name="gr6" draw:layer="layout" svg:width="1.852cm" svg:height="0.962cm" svg:x="3cm" svg:y="22cm">
          <draw:text-box>
            <text:p>TI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ost van Beusekom</meta:initial-creator>
    <meta:creation-date>2010-02-18T08:05:39</meta:creation-date>
    <dc:date>2010-02-18T08:36:50</dc:date>
    <dc:creator>Joost van Beusekom</dc:creator>
    <meta:editing-duration>PT00H31M11S</meta:editing-duration>
    <meta:editing-cycles>6</meta:editing-cycles>
    <meta:generator>OpenOffice.org/3.1$Linux OpenOffice.org_project/310m19$Build-9420</meta:generator>
    <meta:document-statistic meta:object-count="28"/>
  </office:meta>
</office:document-meta>
</file>